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" style:family="table-cell" style:parent-style-name="Lien_32_hypertexte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9.12283333333333cm"/>
    </style:style>
    <style:style style:name="co2" style:family="table-column">
      <style:table-column-properties fo:break-before="auto" style:column-width="8.9535cm"/>
    </style:style>
    <style:style style:name="co3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www.Clapii.com/</text:p>
          </table:table-cell>
          <table:table-cell office:value-type="string" table:style-name="ce1">
            <text:p>www.Clapii.com/index.ph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ww.Clapii.com/films</text:p>
          </table:table-cell>
          <table:table-cell office:value-type="string" table:style-name="ce1">
            <text:p>www.Clapii.com/films.ph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ww.Clapii.com/f/Matrix</text:p>
          </table:table-cell>
          <table:table-cell office:value-type="string" table:style-name="ce1">
            <text:p>www.Clapii.com/film.php?idFilm=32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ww.Clapii.com/f/Avengers</text:p>
          </table:table-cell>
          <table:table-cell office:value-type="string" table:style-name="ce1">
            <text:p>www.Clapii.com/film.php?idFilm=77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ww.Clapii.com/compte</text:p>
          </table:table-cell>
          <table:table-cell office:value-type="string" table:style-name="ce1">
            <text:p>www.Clapii.com/compte.ph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ww.Clapii.com/compte/modifier</text:p>
          </table:table-cell>
          <table:table-cell office:value-type="string" table:style-name="ce1">
            <text:p>www.Clapii.com/modifierCompte.ph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ww.Clapii.com/admin/films</text:p>
          </table:table-cell>
          <table:table-cell office:value-type="string" table:style-name="ce1">
            <text:p>www.Clapii.com/administration/films.ph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ww.Clapii.com/admin/modifier/film</text:p>
          </table:table-cell>
          <table:table-cell office:value-type="string" table:style-name="ce1">
            <text:p>www.Clapii.com/administration/modifier-film.php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www.Clapii.com/admin/ajouter/film</text:p>
          </table:table-cell>
          <table:table-cell office:value-type="string" table:style-name="ce2">
            <text:p>www.Clapii.com/administration/ajouter-film.php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3"/>
          <table:table-cell table:number-columns-repeated="16382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430</meta:generator>
    <dc:creator>Clémentine Allard</dc:creator>
    <meta:creation-date>2020-01-31T14:17:41Z</meta:creation-date>
    <dc:date>2020-02-18T19:55:13Z</dc:date>
    <meta:editing-cycles>1</meta:editing-cycles>
    <meta:editing-duration>PT589S</meta:editing-duration>
  </office:meta>
</office:document-meta>
</file>